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41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9236ad" officeooo:paragraph-rsid="009236a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b1ee30" officeooo:paragraph-rsid="00b1ee30" style:font-weight-asian="bold" style:font-weight-complex="bold"/>
    </style:style>
    <style:style style:name="P6" style:family="paragraph" style:parent-style-name="Table_20_Contents">
      <style:text-properties style:font-name="Times New Roman" officeooo:rsid="007b3e59" officeooo:paragraph-rsid="007b3e59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officeooo:rsid="00b1ee30" officeooo:paragraph-rsid="00b1ee30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d1836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d3339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94844b" officeooo:paragraph-rsid="00d18366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0ac45" officeooo:paragraph-rsid="00d46fa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46fa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46fa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2pt" fo:font-weight="normal" officeooo:rsid="00a66a71" officeooo:paragraph-rsid="00d46f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46fa4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weight="normal" officeooo:rsid="00267fa4" officeooo:paragraph-rsid="005e704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7cf309" officeooo:paragraph-rsid="009770f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7cf309" officeooo:paragraph-rsid="00820596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d46fa4" officeooo:paragraph-rsid="00d46fa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5c92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officeooo:paragraph-rsid="00d18366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officeooo:paragraph-rsid="00d7e137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5c928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8aed1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officeooo:rsid="00d7876d" officeooo:paragraph-rsid="00d7876d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d7876d" officeooo:paragraph-rsid="00d7876d" style:font-size-asian="12pt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d8aed1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d8ae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69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fo:font-weight="bold" officeooo:rsid="009926d6" style:font-weight-asian="bold" style:font-weight-complex="bold"/>
    </style:style>
    <style:style style:name="T5" style:family="text">
      <style:text-properties fo:font-weight="bold" officeooo:rsid="00938c35" style:font-weight-asian="bold" style:font-weight-complex="bold"/>
    </style:style>
    <style:style style:name="T6" style:family="text">
      <style:text-properties fo:font-weight="bold" officeooo:rsid="00d18366" style:font-weight-asian="bold" style:font-weight-complex="bold"/>
    </style:style>
    <style:style style:name="T7" style:family="text">
      <style:text-properties fo:font-weight="bold" officeooo:rsid="00d36628" style:font-weight-asian="bold" style:font-weight-complex="bold"/>
    </style:style>
    <style:style style:name="T8" style:family="text">
      <style:text-properties fo:font-weight="normal" officeooo:rsid="002455a7" style:font-weight-asian="normal" style:font-weight-complex="normal"/>
    </style:style>
    <style:style style:name="T9" style:family="text">
      <style:text-properties fo:font-weight="normal" officeooo:rsid="00d5c928" style:font-weight-asian="normal" style:font-weight-complex="normal"/>
    </style:style>
    <style:style style:name="T10" style:family="text">
      <style:text-properties officeooo:rsid="007cf309"/>
    </style:style>
    <style:style style:name="T11" style:family="text">
      <style:text-properties officeooo:rsid="008b1937"/>
    </style:style>
    <style:style style:name="T12" style:family="text">
      <style:text-properties officeooo:rsid="00ce362b"/>
    </style:style>
    <style:style style:name="T13" style:family="text">
      <style:text-properties officeooo:rsid="00d18366"/>
    </style:style>
    <style:style style:name="T14" style:family="text">
      <style:text-properties officeooo:rsid="00938c35"/>
    </style:style>
    <style:style style:name="T15" style:family="text">
      <style:text-properties officeooo:rsid="0093ce13"/>
    </style:style>
    <style:style style:name="T16" style:family="text">
      <style:text-properties officeooo:rsid="0094844b"/>
    </style:style>
    <style:style style:name="T17" style:family="text">
      <style:text-properties officeooo:rsid="0097c925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93ce13"/>
    </style:style>
    <style:style style:name="T20" style:family="text">
      <style:text-properties style:text-underline-style="solid" style:text-underline-width="auto" style:text-underline-color="font-color" officeooo:rsid="00d36628"/>
    </style:style>
    <style:style style:name="T21" style:family="text">
      <style:text-properties style:text-underline-style="solid" style:text-underline-width="auto" style:text-underline-color="font-color" officeooo:rsid="00d5c928"/>
    </style:style>
    <style:style style:name="T22" style:family="text">
      <style:text-properties officeooo:rsid="00d252cf"/>
    </style:style>
    <style:style style:name="T23" style:family="text">
      <style:text-properties officeooo:rsid="00d3339a"/>
    </style:style>
    <style:style style:name="T24" style:family="text">
      <style:text-properties fo:font-style="italic" officeooo:rsid="00d18366" style:font-style-asian="italic" style:font-style-complex="italic"/>
    </style:style>
    <style:style style:name="T25" style:family="text">
      <style:text-properties officeooo:rsid="00d36628"/>
    </style:style>
    <style:style style:name="T26" style:family="text">
      <style:text-properties officeooo:rsid="00d46fa4"/>
    </style:style>
    <style:style style:name="T27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d46fa4" style:font-size-asian="14pt" style:font-weight-asian="bold" style:font-size-complex="14pt" style:font-weight-complex="bold"/>
    </style:style>
    <style:style style:name="T29" style:family="text">
      <style:text-properties officeooo:rsid="00b0fa8b"/>
    </style:style>
    <style:style style:name="T30" style:family="text">
      <style:text-properties officeooo:rsid="00a895f3"/>
    </style:style>
    <style:style style:name="T31" style:family="text">
      <style:text-properties style:text-underline-style="none" fo:font-weight="bold" officeooo:rsid="00ac264e" style:font-weight-asian="bold" style:font-weight-complex="bold"/>
    </style:style>
    <style:style style:name="T32" style:family="text">
      <style:text-properties officeooo:rsid="00d5c928"/>
    </style:style>
    <style:style style:name="T33" style:family="text">
      <style:text-properties officeooo:rsid="00d7876d"/>
    </style:style>
    <style:style style:name="T34" style:family="text">
      <style:text-properties officeooo:rsid="00d7e137"/>
    </style:style>
    <style:style style:name="T35" style:family="text">
      <style:text-properties officeooo:rsid="00d8aed1"/>
    </style:style>
    <style:style style:name="T36" style:family="text">
      <style:text-properties style:font-name="Times New Roman" fo:font-size="12pt" officeooo:rsid="00d7e137" style:font-size-asian="12pt" style:font-size-complex="12pt"/>
    </style:style>
    <style:style style:name="T37" style:family="text">
      <style:text-properties style:font-name="Times New Roman" fo:font-size="12pt" officeooo:rsid="00d7876d" style:font-size-asian="12pt" style:font-size-complex="12pt"/>
    </style:style>
    <style:style style:name="T38" style:family="text">
      <style:text-properties officeooo:rsid="00daac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Final </text:span>Ex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4">Inglés IX</text:p>
          </table:table-cell>
        </table:table-row>
        <table:table-row>
          <table:table-cell table:style-name="Table1.A1" office:value-type="string">
            <text:p text:style-name="P8">Term:</text:p>
          </table:table-cell>
          <table:table-cell table:style-name="Table1.A1" office:value-type="string">
            <text:p text:style-name="P5">25-3</text:p>
          </table:table-cell>
        </table:table-row>
        <table:table-row>
          <table:table-cell table:style-name="Table1.A1" office:value-type="string">
            <text:p text:style-name="P8">Instructor:</text:p>
          </table:table-cell>
          <table:table-cell table:style-name="Table1.A1" office:value-type="string">
            <text:p text:style-name="P5">Marron</text:p>
          </table:table-cell>
        </table:table-row>
        <table:table-row table:style-name="Table1.4">
          <table:table-cell table:style-name="Table1.A1" office:value-type="string">
            <text:p text:style-name="P6"><text:span text:style-name="T10">Exam </text:span>Date:</text:p>
          </table:table-cell>
          <table:table-cell table:style-name="Table1.A1" office:value-type="string">
            <text:p text:style-name="P3"><text:span text:style-name="T13">August 12</text:span><text:span text:style-name="T12">,</text:span> 2025</text:p>
          </table:table-cell>
        </table:table-row>
      </table:table>
      <text:p text:style-name="P2"/>
      <text:p text:style-name="P9"><text:span text:style-name="T2">General </text:span><text:span text:style-name="T3">Instructions: </text:span>This is a <text:span text:style-name="T5">take-home </text:span><text:span text:style-name="T1">exam</text:span>. <text:span text:style-name="T16">Please do your own work. </text:span><text:span text:style-name="T32">A</text:span><text:span text:style-name="T17">cademic integrity is always your choice.</text:span></text:p>
      <text:p text:style-name="P9"/>
      <text:p text:style-name="P10"><text:span text:style-name="T14">The </text:span><text:span text:style-name="T23">final </text:span><text:span text:style-name="T14">exam </text:span><text:span text:style-name="T13">consists solely </text:span><text:span text:style-name="T23">in</text:span><text:span text:style-name="T13"> </text:span><text:span text:style-name="T23">writing </text:span><text:span text:style-name="T13">a formal critique</text:span><text:span text:style-name="T11"> </text:span><text:span text:style-name="T13">of Ruldofo Anaya’s novel, </text:span><text:span text:style-name="T24">Bless Me, Ultima</text:span><text:span text:style-name="T13">. The critique </text:span><text:span text:style-name="T23">will be considered an academic paper and thus </text:span><text:span text:style-name="T13">must </text:span><text:span text:style-name="T22">follow </text:span><text:span text:style-name="T23">specific </text:span><text:span text:style-name="T22">outline and formatting requirements </text:span><text:span text:style-name="T23">(see below)</text:span><text:span text:style-name="T22">. The </text:span><text:span text:style-name="T23">critique </text:span><text:span text:style-name="T22">should </text:span><text:span text:style-name="T23">contain about 1</text:span><text:span text:style-name="T26">3</text:span><text:span text:style-name="T23">00 words or about </text:span><text:span text:style-name="T22">3+ </text:span><text:span text:style-name="T25">pages of </text:span><text:span text:style-name="T23">single-spaced </text:span><text:span text:style-name="T22">text. </text:span><text:span text:style-name="T25">Print </text:span><text:span text:style-name="T32">your paper </text:span><text:span text:style-name="T25">double-sided if possible and m</text:span><text:span text:style-name="T15">ake sure your </text:span><text:span text:style-name="T19">name and the date are written in the top right-hand corner of every </text:span><text:span text:style-name="T20">separate page.</text:span></text:p>
      <text:p text:style-name="P9"/>
      <text:p text:style-name="P31">Your critique will evaluate the development of two <text:span text:style-name="T33">(2) </text:span>themes and of two <text:span text:style-name="T33">(2)</text:span> characters <text:span text:style-name="T35">or character sets (e.g. </text:span><text:span text:style-name="T34">Andrew, Eugene, and León Márez </text:span><text:span text:style-name="T35">is one character set), Select</text:span> <text:span text:style-name="T33">your themes and</text:span> <text:span text:style-name="T33">characters/</text:span><text:span text:style-name="T35">char</text:span><text:span text:style-name="T38">a</text:span><text:span text:style-name="T35">cter sets</text:span><text:span text:style-name="T33"> from the following lists,</text:span></text:p>
      <text:p text:style-name="P30"/>
      <text:p text:style-name="P33">Themes</text:p>
      <text:list xml:id="list2862849550" text:style-name="L1">
        <text:list-item>
          <text:p text:style-name="P34"><text:span text:style-name="T37">Coming of Age</text:span></text:p>
        </text:list-item>
        <text:list-item>
          <text:p text:style-name="P34"><text:span text:style-name="T37">Identity and Cultural Heritage</text:span></text:p>
        </text:list-item>
        <text:list-item>
          <text:p text:style-name="P34"><text:span text:style-name="T37">Good vs. Evil</text:span></text:p>
        </text:list-item>
        <text:list-item>
          <text:p text:style-name="P34"><text:span text:style-name="T37">Faith and Doubt</text:span></text:p>
        </text:list-item>
        <text:list-item>
          <text:p text:style-name="P34"><text:span text:style-name="T37">Nature and the Supernatural</text:span></text:p>
        </text:list-item>
        <text:list-item>
          <text:p text:style-name="P34"><text:span text:style-name="T37">Family and Community</text:span></text:p>
        </text:list-item>
      </text:list>
      <text:p text:style-name="P32"/>
      <text:p text:style-name="P33">Characters/<text:span text:style-name="T35">Character Sets</text:span></text:p>
      <text:list xml:id="list2653962209" text:style-name="L2">
        <text:list-item>
          <text:p text:style-name="P35"><text:span text:style-name="T36">Antonio Márez</text:span></text:p>
        </text:list-item>
        <text:list-item>
          <text:p text:style-name="P35"><text:span text:style-name="T36">Gabriel Márez</text:span></text:p>
        </text:list-item>
        <text:list-item>
          <text:p text:style-name="P35"><text:span text:style-name="T36">María Luna Márez</text:span></text:p>
        </text:list-item>
        <text:list-item>
          <text:p text:style-name="P35"><text:span text:style-name="T36">Andrew, Eugene, and León Márez</text:span></text:p>
        </text:list-item>
        <text:list-item>
          <text:p text:style-name="P35"><text:span text:style-name="T36">Ultima</text:span></text:p>
        </text:list-item>
        <text:list-item>
          <text:p text:style-name="P35"><text:span text:style-name="T36">Narciso</text:span></text:p>
        </text:list-item>
        <text:list-item>
          <text:p text:style-name="P35"><text:span text:style-name="T36">Tenorio Trementina and his three daughters</text:span></text:p>
        </text:list-item>
        <text:list-item>
          <text:p text:style-name="P35"><text:span text:style-name="T36">Cico, Florence, Samuel</text:span></text:p>
        </text:list-item>
      </text:list>
      <text:p text:style-name="P29"/>
      <text:p text:style-name="P11"><text:span text:style-name="T8">Th</text:span><text:span text:style-name="T9">e final </text:span><text:span text:style-name="T8">exam is </text:span><text:span text:style-name="T3">DUE T</text:span><text:span text:style-name="T6">uesday</text:span><text:span text:style-name="T3">, A</text:span><text:span text:style-name="T6">ugust</text:span><text:span text:style-name="T3"> </text:span><text:span text:style-name="T6">12</text:span><text:span text:style-name="T3">, </text:span><text:span text:style-name="T4">2025</text:span><text:span text:style-name="T3"> </text:span><text:span text:style-name="T7">during your regularly scheduled class time at</text:span><text:span text:style-name="T3"> UTECA. </text:span></text:p>
      <text:p text:style-name="P17"/>
      <text:p text:style-name="P13"/>
      <text:p text:style-name="P13"/>
      <text:p text:style-name="P13"/>
      <text:p text:style-name="P13"/>
      <text:p text:style-name="P12"><text:soft-page-break/><text:span text:style-name="T28">F</text:span><text:span text:style-name="T27">ormatting </text:span><text:span text:style-name="T28">and Outline</text:span><text:span text:style-name="T27"> </text:span><text:span text:style-name="T28">Requirements Final Exam</text:span></text:p>
      <text:p text:style-name="P14"/>
      <text:p text:style-name="P20">----------------------------------------------------------------------------------------------------------------------------</text:p>
      <text:p text:style-name="P21"><text:span text:style-name="T29">Your </text:span>Name</text:p>
      <text:p text:style-name="P21">IT <text:span text:style-name="T30"># </text:span>(Marron)</text:p>
      <text:p text:style-name="P16">Date</text:p>
      <text:p text:style-name="P14"/>
      <text:p text:style-name="P24">Final Exam English IX</text:p>
      <text:p text:style-name="P18">A Critique of <text:span text:style-name="T26">Rudolfo Anaya</text:span>'s, <text:s/><text:span text:style-name="T24">Bless Me, Ultima</text:span></text:p>
      <text:p text:style-name="P13"/>
      <text:p text:style-name="P15"><text:span text:style-name="T31">Introduction</text:span><text:tab/><text:tab/><text:tab/><text:tab/><text:tab/></text:p>
      <text:p text:style-name="P14">What is <text:span text:style-name="T24">Bless Me, Ultima</text:span>? Why is it important? </text:p>
      <text:p text:style-name="P14">Who is <text:span text:style-name="T26">Rudolfo Anaya</text:span>? Why is he famous? When did he publish the book</text:p>
      <text:p text:style-name="P14">Provide a very brief overview of the book</text:p>
      <text:p text:style-name="P13">Briefly explain what your critique will accomplish</text:p>
      <text:p text:style-name="P13"/>
      <text:p text:style-name="P13"><text:tab/></text:p>
      <text:p text:style-name="P27"><text:span text:style-name="T1">Major Theme Development</text:span><text:tab/></text:p>
      <text:p text:style-name="P13"><text:span text:style-name="T18">Theme 1</text:span><text:tab/><text:tab/><text:tab/></text:p>
      <text:p text:style-name="P13">Definition of the theme</text:p>
      <text:p text:style-name="P13">Describe how the theme is developed citing examples from the book</text:p>
      <text:p text:style-name="P13">Evaluate the author's ability to develop the theme</text:p>
      <text:p text:style-name="P13"><text:tab/><text:tab/></text:p>
      <text:p text:style-name="P26"><text:span text:style-name="T18">Theme </text:span><text:span text:style-name="T21">2 </text:span><text:tab/><text:tab/></text:p>
      <text:p text:style-name="P26">Definition of the theme</text:p>
      <text:p text:style-name="P26">Describe how the theme is developed citing examples from the book</text:p>
      <text:p text:style-name="P26">Evaluate the author's ability to develop the theme</text:p>
      <text:p text:style-name="P13"><text:tab/><text:tab/><text:tab/></text:p>
      <text:p text:style-name="P13"><text:tab/><text:tab/></text:p>
      <text:p text:style-name="P13">Character Development<text:tab/></text:p>
      <text:p text:style-name="P13"><text:tab/><text:tab/>* Character 1<text:tab/></text:p>
      <text:p text:style-name="P13"><text:tab/><text:tab/><text:tab/>==&gt; Description of the character==&gt; ease of reading?</text:p>
      <text:p text:style-name="P13"><text:tab/><text:tab/><text:tab/>==&gt; Describe how the character is developed citing examples from the book</text:p>
      <text:p text:style-name="P13"><text:tab/><text:tab/><text:tab/>==&gt; Evaluate the author's ability to develop the character</text:p>
      <text:p text:style-name="P13"><text:tab/><text:tab/></text:p>
      <text:p text:style-name="P13"><text:tab/><text:tab/>* Character 2</text:p>
      <text:p text:style-name="P13"><text:tab/><text:tab/><text:tab/>==&gt; Description of the character==&gt; ease of reading?</text:p>
      <text:p text:style-name="P13"><text:tab/><text:tab/><text:tab/>==&gt; Describe how the character is developed citing examples from the book</text:p>
      <text:p text:style-name="P13"><text:tab/><text:tab/><text:tab/>==&gt; Evaluate the author's ability to develop the character</text:p>
      <text:p text:style-name="P13"/>
      <text:p text:style-name="P13">Story Arcs<text:tab/><text:tab/></text:p>
      <text:p text:style-name="P13"><text:tab/><text:tab/>* Briefly define and/or diagram the major story arc (the chronological construction of the plot)</text:p>
      <text:p text:style-name="P13"><text:tab/><text:tab/>* Briefly provide examples of how minor story arcs are used by the author</text:p>
      <text:p text:style-name="P13"/>
      <text:p text:style-name="P13"><text:soft-page-break/>Evaluate E.B. White's writing style<text:tab/></text:p>
      <text:p text:style-name="P13"><text:tab/><text:tab/><text:tab/>==&gt; ease of reading?</text:p>
      <text:p text:style-name="P13"><text:tab/><text:tab/><text:tab/>==&gt; flow?</text:p>
      <text:p text:style-name="P13"><text:tab/><text:tab/><text:tab/>==&gt; dialog?</text:p>
      <text:p text:style-name="P13"><text:tab/><text:tab/><text:tab/>==&gt; wordiness?</text:p>
      <text:p text:style-name="P13"><text:tab/><text:tab/><text:tab/>==&gt; emotive?</text:p>
      <text:p text:style-name="P13"><text:tab/><text:tab/><text:tab/>==&gt; holds together logically?</text:p>
      <text:p text:style-name="P13"><text:tab/><text:tab/><text:tab/>==&gt; genre?</text:p>
      <text:p text:style-name="P13"/>
      <text:p text:style-name="P13">Conclusions<text:tab/><text:tab/></text:p>
      <text:p text:style-name="P13"><text:tab/>* Summarize Major Theme Development section</text:p>
      <text:p text:style-name="P13"><text:tab/>* Summarize Character Development section</text:p>
      <text:p text:style-name="P13"><text:tab/>* Summarize Story Arcs section</text:p>
      <text:p text:style-name="P13"><text:tab/>* Summarize Writing Style section</text:p>
      <text:p text:style-name="P13"><text:tab/>* State your personal opinion of the work</text:p>
      <text:p text:style-name="P19"/>
      <text:p text:style-name="P22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7-15T20:44:06.166451809</dc:date>
    <meta:editing-duration>PT15H54M56S</meta:editing-duration>
    <meta:editing-cycles>142</meta:editing-cycles>
    <meta:generator>LibreOffice/7.3.7.2$Linux_X86_64 LibreOffice_project/30$Build-2</meta:generator>
    <meta:document-statistic meta:table-count="1" meta:image-count="1" meta:object-count="0" meta:page-count="3" meta:paragraph-count="81" meta:word-count="490" meta:character-count="3119" meta:non-whitespace-character-count="2635"/>
  </office:meta>
</office:document-meta>
</file>